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69a2e" draw:textarea-horizontal-align="justify" draw:textarea-vertical-align="middle" draw:auto-grow-height="false" fo:min-height="1.597cm" fo:min-width="1.501cm"/>
      <style:paragraph-properties style:writing-mode="lr-tb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2.25cm" fo:min-width="1.5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085cm" fo:min-width="1.653cm"/>
      <style:paragraph-properties style:writing-mode="lr-tb"/>
    </style:style>
    <style:style style:name="gr4" style:family="graphic" style:parent-style-name="standard">
      <style:graphic-properties draw:fill-color="#ffffa6" draw:textarea-horizontal-align="justify" draw:textarea-vertical-align="middle" draw:auto-grow-height="false" fo:min-height="2.085cm" fo:min-width="1.653cm"/>
      <style:paragraph-properties style:writing-mode="lr-tb"/>
    </style:style>
    <style:style style:name="gr5" style:family="graphic" style:parent-style-name="standard">
      <style:graphic-properties draw:marker-end="Linienspitzen_20_1" draw:textarea-vertical-align="middle"/>
    </style:style>
    <style:style style:name="gr6" style:family="graphic" style:parent-style-name="standard">
      <style:graphic-properties draw:fill-color="#ffd7d7" draw:textarea-horizontal-align="justify" draw:textarea-vertical-align="middle" draw:auto-grow-height="false" fo:min-height="2.25cm" fo:min-width="1.5cm"/>
      <style:paragraph-properties style:writing-mode="lr-tb"/>
    </style:style>
    <style:style style:name="gr7" style:family="graphic" style:parent-style-name="standard">
      <style:graphic-properties draw:fill-color="#e16173" draw:textarea-horizontal-align="justify" draw:textarea-vertical-align="middle" draw:auto-grow-height="false" fo:min-height="2.066cm" fo:min-width="1.816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069a2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a6a6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a6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d7d7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e16173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ffa6a6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2" draw:id="id12" draw:layer="layout" svg:width="2cm" svg:height="3.5cm" svg:x="23.5cm" svg:y="1.5cm">
          <text:p text:style-name="P1"><text:span text:style-name="T1">App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xml:id="id2" draw:id="id2" draw:layer="layout" svg:width="2cm" svg:height="2.5cm" svg:x="8cm" svg:y="2cm">
          <text:p text:style-name="P3"><text:span text:style-name="T2">De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2.5cm" svg:height="3.5cm" svg:x="1cm" svg:y="1.5cm">
          <text:p text:style-name="P3"><text:span text:style-name="T3">Replay Files</text:span></text:p>
          <text:p text:style-name="P3"><text:span text:style-name="T3">*.SC2Repla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6" xml:id="id3" draw:id="id3" draw:layer="layout" svg:width="2.5cm" svg:height="3.5cm" svg:x="12cm" svg:y="1.5cm">
          <text:p text:style-name="P3"><text:span text:style-name="T3">DsReplay Dto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3" draw:layer="layout" svg:x1="3.5cm" svg:y1="3.25cm" svg:x2="8cm" svg:y2="3.25cm" draw:start-shape="id1" draw:start-glue-point="7" draw:end-shape="id2" draw:end-glue-point="5" svg:d="M3500 3250h4500" svg:viewBox="0 0 4501 1">
          <text:p/>
        </draw:connector>
        <draw:connector draw:style-name="gr5" draw:text-style-name="P3" draw:layer="layout" svg:x1="10cm" svg:y1="3.25cm" svg:x2="12cm" svg:y2="3.25cm" draw:start-shape="id2" draw:start-glue-point="7" draw:end-shape="id3" draw:end-glue-point="5" svg:d="M10000 3250h2000" svg:viewBox="0 0 2001 1">
          <text:p/>
        </draw:connector>
        <draw:custom-shape draw:style-name="gr6" draw:text-style-name="P7" xml:id="id4" draw:id="id4" draw:layer="layout" svg:width="2cm" svg:height="2.5cm" svg:x="16cm" svg:y="2cm">
          <text:p text:style-name="P3"><text:span text:style-name="T2">SetP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4.5cm" svg:y1="3.25cm" svg:x2="16cm" svg:y2="3.25cm" draw:start-shape="id3" draw:start-glue-point="7" draw:end-shape="id4" draw:end-glue-point="5" svg:d="M14500 3250h1500" svg:viewBox="0 0 1501 1">
          <text:p/>
        </draw:connector>
        <draw:custom-shape draw:style-name="gr7" draw:text-style-name="P8" xml:id="id5" draw:id="id5" draw:layer="layout" svg:width="2.5cm" svg:height="2.5cm" svg:x="1cm" svg:y="7cm">
          <text:p text:style-name="P3"><text:span text:style-name="T3">Anonymize</text:span></text:p>
          <text:p text:style-name="P3"><text:span text:style-name="T3">Compress</text:span></text:p>
          <text:p text:style-name="P3"><text:span text:style-name="T3">S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13.25cm" svg:y1="4.723cm" svg:x2="2.25cm" svg:y2="7cm" draw:start-shape="id3" draw:start-glue-point="6" draw:end-shape="id5" draw:end-glue-point="4" svg:d="M13250 4723v1272h-11000v1005" svg:viewBox="0 0 11001 2278">
          <text:p/>
        </draw:connector>
        <draw:custom-shape draw:style-name="gr6" draw:text-style-name="P7" xml:id="id7" draw:id="id7" draw:layer="layout" svg:width="2cm" svg:height="2.5cm" svg:x="16cm" svg:y="7cm">
          <text:p text:style-name="P3"><text:span text:style-name="T2">Set Player Gu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9" xml:id="id6" draw:id="id6" draw:layer="layout" svg:width="2cm" svg:height="2.5cm" svg:x="8cm" svg:y="7cm">
          <text:p text:style-name="P3"><text:span text:style-name="T3">Receive</text:span></text:p>
          <text:p text:style-name="P3"><text:span text:style-name="T3">De-com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3.5cm" svg:y1="8.25cm" svg:x2="8cm" svg:y2="8.25cm" draw:start-shape="id5" draw:start-glue-point="7" draw:end-shape="id6" draw:end-glue-point="5" svg:d="M3500 8250h4500" svg:viewBox="0 0 4501 1">
          <text:p/>
        </draw:connector>
        <draw:custom-shape draw:style-name="gr2" draw:text-style-name="P9" xml:id="id8" draw:id="id8" draw:layer="layout" svg:width="2cm" svg:height="2.5cm" svg:x="20cm" svg:y="7cm">
          <text:p text:style-name="P3"><text:span text:style-name="T3">Check</text:span></text:p>
          <text:p text:style-name="P3"><text:span text:style-name="T3">Duplic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8cm" svg:y1="8.25cm" svg:x2="20cm" svg:y2="8.25cm" draw:start-shape="id7" draw:start-glue-point="7" draw:end-shape="id8" draw:end-glue-point="5" svg:d="M18000 8250h2000" svg:viewBox="0 0 2001 1">
          <text:p/>
        </draw:connector>
        <draw:custom-shape draw:style-name="gr1" draw:text-style-name="P2" xml:id="id9" draw:id="id9" draw:layer="layout" svg:width="2cm" svg:height="3.5cm" svg:x="23.5cm" svg:y="6.5cm">
          <text:p text:style-name="P1"><text:span text:style-name="T1">Server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svg:x1="22cm" svg:y1="8.25cm" svg:x2="23.5cm" svg:y2="8.25cm" draw:start-shape="id8" draw:start-glue-point="7" draw:end-shape="id9" draw:end-glue-point="6" svg:d="M22000 8250h1500" svg:viewBox="0 0 1501 1">
          <text:p/>
        </draw:connector>
        <draw:custom-shape draw:style-name="gr4" draw:text-style-name="P6" xml:id="id10" draw:id="id10" draw:layer="layout" svg:width="2.5cm" svg:height="3.5cm" svg:x="12cm" svg:y="6.5cm">
          <text:p text:style-name="P3"><text:span text:style-name="T3">DsReplay Dto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3" draw:layer="layout" svg:x1="10cm" svg:y1="8.25cm" svg:x2="12cm" svg:y2="8.25cm" draw:start-shape="id6" draw:start-glue-point="7" draw:end-shape="id10" draw:end-glue-point="5" svg:d="M10000 8250h2000" svg:viewBox="0 0 2001 1">
          <text:p/>
        </draw:connector>
        <draw:connector draw:style-name="gr5" draw:text-style-name="P3" draw:layer="layout" svg:x1="14.5cm" svg:y1="8.25cm" svg:x2="16cm" svg:y2="8.25cm" draw:start-shape="id10" draw:start-glue-point="7" draw:end-shape="id7" draw:end-glue-point="5" svg:d="M14500 8250h1500" svg:viewBox="0 0 1501 1">
          <text:p/>
        </draw:connector>
        <draw:custom-shape draw:style-name="gr2" draw:text-style-name="P9" xml:id="id11" draw:id="id11" draw:layer="layout" svg:width="2cm" svg:height="2.5cm" svg:x="20cm" svg:y="2cm">
          <text:p text:style-name="P3"><text:span text:style-name="T3">Check</text:span></text:p>
          <text:p text:style-name="P3"><text:span text:style-name="T3">Duplic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8cm" svg:y1="3.25cm" svg:x2="20cm" svg:y2="3.25cm" draw:start-shape="id4" draw:start-glue-point="7" draw:end-shape="id11" draw:end-glue-point="5" svg:d="M18000 3250h2000" svg:viewBox="0 0 2001 1">
          <text:p/>
        </draw:connector>
        <draw:connector draw:style-name="gr5" draw:text-style-name="P3" draw:layer="layout" svg:x1="22cm" svg:y1="3.25cm" svg:x2="23.5cm" svg:y2="3.25cm" draw:start-shape="id11" draw:start-glue-point="7" draw:end-shape="id12" draw:end-glue-point="6" svg:d="M22000 3250h1500" svg:viewBox="0 0 1501 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8T08:46:22.453000000</meta:creation-date>
    <dc:date>2021-11-28T09:07:14.630000000</dc:date>
    <meta:editing-duration>PT8M48S</meta:editing-duration>
    <meta:editing-cycles>1</meta:editing-cycles>
    <meta:document-statistic meta:object-count="46"/>
    <meta:generator>LibreOffice/7.2.2.2$Windows_X86_64 LibreOffice_project/02b2acce88a210515b4a5bb2e46cbfb63fe97d56</meta:generator>
  </office:meta>
</office:document-meta>
</file>